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3000002E32B311A26A4C24D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683cm" svg:x="1.048cm" svg:y="8.51cm">
          <draw:image xlink:href="Pictures/1000000100000453000002E32B311A26A4C24DA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5T23:47:08.065705683</meta:creation-date>
    <dc:date>2024-04-05T23:47:42.976738745</dc:date>
    <meta:editing-duration>PT36S</meta:editing-duration>
    <meta:editing-cycles>1</meta:editing-cycles>
    <meta:document-statistic meta:object-count="1"/>
    <meta:generator>LibreOffice/7.3.7.2$Linux_X86_64 LibreOffice_project/30$Build-2</meta:generator>
  </office:meta>
</office:document-meta>
</file>